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beration Sans1" fo:font-size="11pt" officeooo:rsid="00140ae4" officeooo:paragraph-rsid="0020bc9f" style:font-size-asian="11pt" style:font-name-complex="Liberation Sans1" style:font-size-complex="11pt"/>
    </style:style>
    <style:style style:name="P2" style:family="paragraph" style:parent-style-name="Text_20_body">
      <style:text-properties style:font-name="Liberation Sans1" fo:font-size="11pt" officeooo:rsid="002410e0" officeooo:paragraph-rsid="002410e0" style:font-size-asian="11pt" style:font-name-complex="Liberation Sans1" style:font-size-complex="11pt"/>
    </style:style>
    <style:style style:name="P3" style:family="paragraph" style:parent-style-name="Text_20_body">
      <style:text-properties style:font-name="Liberation Sans1" fo:font-size="11pt" officeooo:rsid="002410e0" officeooo:paragraph-rsid="00247144" style:font-size-asian="11pt" style:font-name-complex="Liberation Sans1" style:font-size-complex="11pt"/>
    </style:style>
    <style:style style:name="P4" style:family="paragraph" style:parent-style-name="Text_20_body">
      <style:text-properties style:font-name="Liberation Sans1" fo:font-size="11pt" officeooo:rsid="0022695c" officeooo:paragraph-rsid="0022695c" style:font-size-asian="11pt" style:font-name-complex="Liberation Sans1" style:font-size-complex="11pt"/>
    </style:style>
    <style:style style:name="P5" style:family="paragraph" style:parent-style-name="Text_20_body">
      <style:text-properties style:font-name="Liberation Sans1" fo:font-size="11pt" officeooo:rsid="00147e3b" officeooo:paragraph-rsid="0020bc9f" style:font-size-asian="11pt" style:font-name-complex="Liberation Sans1" style:font-size-complex="11pt"/>
    </style:style>
    <style:style style:name="P6" style:family="paragraph" style:parent-style-name="Text_20_body">
      <style:text-properties style:font-name="Liberation Sans1" fo:font-size="11pt" officeooo:rsid="00147e3b" officeooo:paragraph-rsid="00247144" style:font-size-asian="11pt" style:font-name-complex="Liberation Sans1" style:font-size-complex="11pt"/>
    </style:style>
    <style:style style:name="P7" style:family="paragraph" style:parent-style-name="Text_20_body">
      <style:text-properties style:font-name="Liberation Sans1" fo:font-size="11pt" officeooo:rsid="0015e78e" officeooo:paragraph-rsid="0015e78e" style:font-size-asian="11pt" style:font-name-complex="Liberation Sans1" style:font-size-complex="11pt"/>
    </style:style>
    <style:style style:name="P8" style:family="paragraph" style:parent-style-name="Text_20_body">
      <style:text-properties style:font-name="Liberation Sans1" fo:font-size="11pt" officeooo:rsid="0015e78e" officeooo:paragraph-rsid="0024a6bc" style:font-size-asian="11pt" style:font-name-complex="Liberation Sans1" style:font-size-complex="11pt"/>
    </style:style>
    <style:style style:name="P9" style:family="paragraph" style:parent-style-name="Text_20_body">
      <style:text-properties style:font-name="Liberation Sans1" fo:font-size="11pt" officeooo:rsid="001b97bd" officeooo:paragraph-rsid="001b97bd" style:font-size-asian="11pt" style:font-name-complex="Liberation Sans1" style:font-size-complex="11pt"/>
    </style:style>
    <style:style style:name="P10" style:family="paragraph" style:parent-style-name="Text_20_body">
      <style:text-properties style:font-name="Liberation Sans1" fo:font-size="11pt" officeooo:rsid="001e16b2" officeooo:paragraph-rsid="001e16b2" style:font-size-asian="11pt" style:font-name-complex="Liberation Sans1" style:font-size-complex="11pt"/>
    </style:style>
    <style:style style:name="P11" style:family="paragraph" style:parent-style-name="Text_20_body">
      <style:text-properties style:font-name="Liberation Sans1" fo:font-size="11pt" officeooo:rsid="0017de16" officeooo:paragraph-rsid="0017de16" style:font-size-asian="11pt" style:font-name-complex="Liberation Sans1" style:font-size-complex="11pt"/>
    </style:style>
    <style:style style:name="P12" style:family="paragraph" style:parent-style-name="Text_20_body">
      <style:text-properties style:font-name="Liberation Sans1" fo:font-size="11pt" officeooo:rsid="00247144" officeooo:paragraph-rsid="00247144" style:font-size-asian="11pt" style:font-name-complex="Liberation Sans1" style:font-size-complex="11pt"/>
    </style:style>
    <style:style style:name="P13" style:family="paragraph" style:parent-style-name="Text_20_body">
      <style:text-properties style:font-name="Liberation Sans1" fo:font-size="11pt" officeooo:rsid="0024a6bc" officeooo:paragraph-rsid="0024a6bc" style:font-size-asian="11pt" style:font-name-complex="Liberation Sans1" style:font-size-complex="11pt"/>
    </style:style>
    <style:style style:name="P14" style:family="paragraph" style:parent-style-name="Text_20_body">
      <style:text-properties fo:font-size="11pt" officeooo:rsid="002410e0" officeooo:paragraph-rsid="002410e0" style:font-size-asian="11pt" style:font-size-complex="11pt"/>
    </style:style>
    <style:style style:name="P15" style:family="paragraph" style:parent-style-name="Text_20_body">
      <style:text-properties fo:font-size="11pt" officeooo:paragraph-rsid="0015e78e" style:font-size-asian="11pt" style:font-name-complex="Liberation Sans1" style:font-size-complex="11pt"/>
    </style:style>
    <style:style style:name="P16" style:family="paragraph" style:parent-style-name="Text_20_body" style:master-page-name="">
      <loext:graphic-properties draw:fill="none"/>
      <style:paragraph-properties fo:margin-left="0.5in" fo:margin-right="0in" fo:margin-top="0in" fo:margin-bottom="0.0972in" loext:contextual-spacing="false" fo:line-height="120%" fo:hyphenation-ladder-count="no-limit" fo:text-indent="0in" style:auto-text-indent="false" style:page-number="auto" fo:background-color="transparent" style:writing-mode="lr-tb"/>
      <style:text-properties fo:font-size="11pt" officeooo:paragraph-rsid="0020bc9f" style:font-size-asian="11pt" style:font-size-complex="11pt" fo:hyphenate="false"/>
    </style:style>
    <style:style style:name="P17" style:family="paragraph" style:parent-style-name="Standard">
      <style:text-properties style:font-name="Liberation Sans1" fo:font-size="11pt" fo:font-style="italic" officeooo:paragraph-rsid="0020b4c3" style:font-size-asian="11pt" style:font-style-asian="italic" style:font-name-complex="Liberation Sans1" style:font-size-complex="11pt"/>
    </style:style>
    <style:style style:name="P18" style:family="paragraph" style:parent-style-name="Standard">
      <style:text-properties style:font-name="Liberation Sans1" fo:font-size="11pt" style:font-size-asian="11pt" style:font-name-complex="Liberation Sans1" style:font-size-complex="11pt"/>
    </style:style>
    <style:style style:name="P19" style:family="paragraph" style:parent-style-name="Standard">
      <style:text-properties style:font-name="Liberation Sans1" fo:font-size="11pt" officeooo:rsid="00140ae4" officeooo:paragraph-rsid="00140ae4" style:font-size-asian="11pt" style:font-name-complex="Liberation Sans1" style:font-size-complex="11pt"/>
    </style:style>
    <style:style style:name="P20" style:family="paragraph" style:parent-style-name="Standard" style:master-page-name="MP0">
      <style:paragraph-properties style:page-number="auto" fo:break-before="page"/>
      <style:text-properties style:font-name="Liberation Sans1" fo:font-size="11pt" style:font-size-asian="11pt" style:font-name-complex="Liberation Sans1" style:font-size-complex="11pt"/>
    </style:style>
    <style:style style:name="P21" style:family="paragraph" style:parent-style-name="Heading">
      <style:text-properties fo:font-size="11pt" fo:font-style="italic" officeooo:rsid="0038b547" officeooo:paragraph-rsid="0020bc9f" style:font-size-asian="11pt" style:font-style-asian="italic" style:font-size-complex="11pt" style:font-style-complex="italic"/>
    </style:style>
    <style:style style:name="P22" style:family="paragraph" style:parent-style-name="Heading">
      <style:text-properties fo:font-size="11pt" officeooo:paragraph-rsid="0020bc9f" style:font-size-asian="11pt" style:font-name-complex="Liberation Sans1" style:font-size-complex="11pt"/>
    </style:style>
    <style:style style:name="P23" style:family="paragraph" style:parent-style-name="Heading">
      <style:text-properties fo:font-size="11pt" officeooo:paragraph-rsid="00247144" style:font-size-asian="11pt" style:font-name-complex="Liberation Sans1" style:font-size-complex="11pt"/>
    </style:style>
    <style:style style:name="P24" style:family="paragraph" style:parent-style-name="Heading">
      <style:text-properties fo:font-size="11pt" officeooo:paragraph-rsid="0024a6bc" style:font-size-asian="11pt" style:font-name-complex="Liberation Sans1" style:font-size-complex="11pt"/>
    </style:style>
    <style:style style:name="P25" style:family="paragraph" style:parent-style-name="Heading">
      <style:text-properties fo:font-size="11pt" officeooo:paragraph-rsid="00257171" style:font-size-asian="11pt" style:font-name-complex="Liberation Sans1" style:font-size-complex="11pt"/>
    </style:style>
    <style:style style:name="P26" style:family="paragraph" style:parent-style-name="Heading">
      <style:text-properties fo:font-size="11pt" style:font-size-asian="11pt" style:font-size-complex="11pt"/>
    </style:style>
    <style:style style:name="P27" style:family="paragraph" style:parent-style-name="Heading_20_1">
      <style:text-properties fo:font-size="11pt" style:font-size-asian="11pt" style:font-name-complex="Liberation Sans1" style:font-size-complex="11pt"/>
    </style:style>
    <style:style style:name="T1" style:family="text">
      <style:text-properties officeooo:rsid="00140ae4"/>
    </style:style>
    <style:style style:name="T2" style:family="text">
      <style:text-properties officeooo:rsid="00147e3b"/>
    </style:style>
    <style:style style:name="T3" style:family="text">
      <style:text-properties officeooo:rsid="0015e78e"/>
    </style:style>
    <style:style style:name="T4" style:family="text">
      <style:text-properties officeooo:rsid="0017de16"/>
    </style:style>
    <style:style style:name="T5" style:family="text">
      <style:text-properties officeooo:rsid="0015f6d8"/>
    </style:style>
    <style:style style:name="T6" style:family="text">
      <style:text-properties officeooo:rsid="00162cce"/>
    </style:style>
    <style:style style:name="T7" style:family="text">
      <style:text-properties officeooo:rsid="00127fbf"/>
    </style:style>
    <style:style style:name="T8" style:family="text">
      <style:text-properties officeooo:rsid="001722ac"/>
    </style:style>
    <style:style style:name="T9" style:family="text">
      <style:text-properties fo:font-weight="bold" style:font-weight-asian="bold" style:font-weight-complex="bold"/>
    </style:style>
    <style:style style:name="T10" style:family="text">
      <style:text-properties fo:font-weight="bold" officeooo:rsid="00162cce" style:font-weight-asian="bold" style:font-weight-complex="bold"/>
    </style:style>
    <style:style style:name="T11" style:family="text">
      <style:text-properties fo:font-weight="bold" officeooo:rsid="0015f6d8" style:font-weight-asian="bold" style:font-weight-complex="bold"/>
    </style:style>
    <style:style style:name="T12" style:family="text">
      <style:text-properties fo:font-weight="bold" officeooo:rsid="003b5ec9" style:font-weight-asian="bold" style:font-weight-complex="bold"/>
    </style:style>
    <style:style style:name="T13" style:family="text">
      <style:text-properties officeooo:rsid="001cba00"/>
    </style:style>
    <style:style style:name="T14" style:family="text">
      <style:text-properties officeooo:rsid="001d0139"/>
    </style:style>
    <style:style style:name="T15" style:family="text">
      <style:text-properties officeooo:rsid="0040ef31"/>
    </style:style>
    <style:style style:name="T16" style:family="text">
      <style:text-properties officeooo:rsid="00398f63"/>
    </style:style>
    <style:style style:name="T17" style:family="text">
      <style:text-properties officeooo:rsid="0042ce6c"/>
    </style:style>
    <style:style style:name="T18" style:family="text">
      <style:text-properties officeooo:rsid="003c856d"/>
    </style:style>
    <style:style style:name="T19" style:family="text">
      <style:text-properties style:font-name="Source Code Pro" officeooo:rsid="0038b547" style:font-name-complex="Liberation Sans1"/>
    </style:style>
    <style:style style:name="T20" style:family="text">
      <style:text-properties style:font-name="Source Code Pro" officeooo:rsid="00398f63" style:font-name-complex="Liberation Sans1"/>
    </style:style>
    <style:style style:name="T21" style:family="text">
      <style:text-properties style:font-name="Source Code Pro" officeooo:rsid="0040ef31" style:font-name-complex="Liberation Sans1"/>
    </style:style>
    <style:style style:name="T22" style:family="text">
      <style:text-properties style:font-name="Source Code Pro" officeooo:rsid="003b7556" style:font-name-complex="Liberation Sans1"/>
    </style:style>
    <style:style style:name="T23" style:family="text">
      <style:text-properties style:font-name="Source Code Pro" officeooo:rsid="0041aaea" style:font-name-complex="Liberation Sans1"/>
    </style:style>
    <style:style style:name="T24" style:family="text">
      <style:text-properties style:font-name="Source Code Pro" fo:font-style="italic" officeooo:rsid="0040ef31" style:font-style-asian="italic" style:font-name-complex="Liberation Sans1" style:font-style-complex="italic"/>
    </style:style>
    <style:style style:name="T25" style:family="text">
      <style:text-properties style:font-name="Source Code Pro" fo:font-style="italic" officeooo:rsid="0038b547" style:font-style-asian="italic" style:font-name-complex="Liberation Sans1" style:font-style-complex="italic"/>
    </style:style>
    <style:style style:name="T26" style:family="text">
      <style:text-properties style:font-name="Source Code Pro" officeooo:rsid="003f0f16"/>
    </style:style>
    <style:style style:name="T27" style:family="text">
      <style:text-properties style:font-name="Source Code Pro" officeooo:rsid="0040ef31"/>
    </style:style>
    <style:style style:name="T28" style:family="text">
      <style:text-properties style:font-name="Source Code Pro" fo:font-weight="normal" officeooo:rsid="003f0f16" style:font-weight-asian="normal" style:font-weight-complex="normal"/>
    </style:style>
    <style:style style:name="T29" style:family="text">
      <style:text-properties style:font-name="Source Code Pro" officeooo:rsid="0022695c"/>
    </style:style>
    <style:style style:name="T30" style:family="text">
      <style:text-properties style:font-name="Liberation Sans1" fo:font-weight="normal" officeooo:rsid="003e5680" style:font-weight-asian="normal" style:font-weight-complex="normal"/>
    </style:style>
    <style:style style:name="T31" style:family="text">
      <style:text-properties style:font-name="Liberation Sans1" fo:font-weight="normal" officeooo:rsid="0020bc9f" style:font-weight-asian="normal" style:font-weight-complex="normal"/>
    </style:style>
    <style:style style:name="T32" style:family="text">
      <style:text-properties style:font-name="Liberation Sans1" fo:font-weight="normal" officeooo:rsid="003f0f16" style:font-weight-asian="normal" style:font-weight-complex="normal"/>
    </style:style>
    <style:style style:name="T33" style:family="text">
      <style:text-properties style:font-name="Liberation Sans1" fo:font-weight="normal" officeooo:rsid="0039fb29" style:font-weight-asian="normal" style:font-weight-complex="normal"/>
    </style:style>
    <style:style style:name="T34" style:family="text">
      <style:text-properties style:font-name="Liberation Sans1" officeooo:rsid="003e5680"/>
    </style:style>
    <style:style style:name="T35" style:family="text">
      <style:text-properties style:font-name="Liberation Sans1" officeooo:rsid="0039fb29"/>
    </style:style>
    <style:style style:name="T36" style:family="text">
      <style:text-properties style:font-name="Liberation Sans1" officeooo:rsid="0040ef31"/>
    </style:style>
    <style:style style:name="T37" style:family="text">
      <style:text-properties style:font-name="Liberation Sans1" officeooo:rsid="0022695c"/>
    </style:style>
    <style:style style:name="T38" style:family="text">
      <style:text-properties style:font-name="Liberation Sans1" officeooo:rsid="0015e78e"/>
    </style:style>
    <style:style style:name="T39" style:family="text">
      <style:text-properties style:font-name="Liberation Sans1" officeooo:rsid="00247144"/>
    </style:style>
    <style:style style:name="T40" style:family="text">
      <style:text-properties style:font-name="Liberation Sans1" officeooo:rsid="00257171"/>
    </style:style>
    <style:style style:name="T41" style:family="text">
      <style:text-properties officeooo:rsid="003f0f16"/>
    </style:style>
    <style:style style:name="T42" style:family="text">
      <style:text-properties officeooo:rsid="0039fb29"/>
    </style:style>
    <style:style style:name="T43" style:family="text">
      <style:text-properties officeooo:rsid="00358219"/>
    </style:style>
    <style:style style:name="T44" style:family="text">
      <style:text-properties officeooo:rsid="0020bc9f"/>
    </style:style>
    <style:style style:name="T45" style:family="text">
      <style:text-properties officeooo:rsid="0022695c"/>
    </style:style>
    <style:style style:name="T46" style:family="text">
      <style:text-properties officeooo:rsid="002410e0"/>
    </style:style>
    <style:style style:name="T47" style:family="text">
      <style:text-properties officeooo:rsid="00247144"/>
    </style:style>
    <style:style style:name="T48" style:family="text">
      <style:text-properties officeooo:rsid="0024a6bc"/>
    </style:style>
    <style:style style:name="T49" style:family="text">
      <style:text-properties officeooo:rsid="003b5e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nalysis of Algorithms</text:p>
      <text:p text:style-name="P19">Sam Stoodent</text:p>
      <text:p text:style-name="P18">CS 221</text:p>
      <text:p text:style-name="P18"/>
      <text:p text:style-name="P17"><text:span text:style-name="T14">All growth functions must be in simplified t(n) = ____ format with only one constant factor, one n factor, etc. Order must be presented in proper big-O notation.</text:span></text:p>
      <text:h text:style-name="P27" text:outline-level="1">Algorithm: <text:span text:style-name="T1">doSomething</text:span>()</text:h>
      <text:p text:style-name="P21"><text:span text:style-name="T15">T</text:span>he following questions refer to the <text:span text:style-name="T15">SortIt</text:span>Tester class given with the assignment. <text:span text:style-name="T15">SortIt</text:span>Tester initializes an array of <text:span text:style-name="T16">integers of size n configured according to input parameters</text:span>. <text:span text:style-name="T17">The required second argument indicates how the input array will be generated: (a)scending, (d)escending, (r)andom, or (m)ultiples/duplicates. If (m)ultiples/duplicates is the choice, a third argument indicating the number of duplicates must be provided as well.</text:span> <text:span text:style-name="T18">Note that the reported result for any numDuplicates less than n is subject to vagaries of random distribution.</text:span> <text:span text:style-name="T15">SortIt</text:span>Tester usage:</text:p>
      <text:p text:style-name="P16"><text:span text:style-name="T19">$ java </text:span><text:span text:style-name="T24">SortIt</text:span><text:span text:style-name="T25">Tester</text:span><text:span text:style-name="T19"> </text:span><text:span text:style-name="T20">[array size n] </text:span><text:span text:style-name="T21">[a | d | r | m </text:span><text:span text:style-name="T22">numDuplicates</text:span><text:span text:style-name="T23">]</text:span><text:span text:style-name="T22"><text:line-break/></text:span><text:span text:style-name="T21">where a → ascending order, d → descending order, r → random order, and m → multiples/duplicates, requiring a third argument for the number of duplicates up to a maximum of n</text:span></text:p>
      <text:p text:style-name="P22"><text:span text:style-name="T10">Minimum Statements</text:span><text:span text:style-name="T6">. What</text:span> statements would be executed in a call to <text:span text:style-name="T44">doSomething</text:span>() when the array size is zero (n == 0)? <text:span text:style-name="T43">So what is the minimum cost for a call to doSomething()?</text:span></text:p>
      <text:p text:style-name="P1">If the array size was 0, the for loop would initialize int i and check if it is less than the array length, which would be false and that would be the end of the method. So, no matter what, at least 2 statements get executed.</text:p>
      <text:p text:style-name="P1">T(0) = 2</text:p>
      <text:p text:style-name="P22"><text:span text:style-name="T30">Run </text:span><text:span text:style-name="T31">DoSomething</text:span><text:span text:style-name="T28">Tester 0 a</text:span><text:span text:style-name="T30"><text:line-break/>How does the number of reported statements compare with your expectation</text:span><text:span text:style-name="T32">s</text:span><text:span text:style-name="T30">? </text:span><text:span text:style-name="T33">What (if anything) do you need to modify about your analysis to better align with the empirical results?</text:span></text:p>
      <text:p text:style-name="P4">DoSomethingTester returned 2 as the statement count <text:span text:style-name="T46">as predicted</text:span>, so I think my analysis for minimum statements is correct.</text:p>
      <text:p text:style-name="P22"><text:span text:style-name="T11">Best Case Scenario</text:span><text:span text:style-name="T5">. Assume a large array size n. The doSomething() outer loop clearly depends on n. What about the inner loop? How many inner loop iterations occur for every outer loop iteration? Does anything other than array size affect the number of inner loop iterations? What statements are executed in every iteration of the outer loop? What statements are executed in every iteration of the inner loop? Under what conditions would the condition statement inside the inner loop be false every time, such that the statements within the if block are never executed? What is the growth function under these conditions?</text:span></text:p>
      <text:p text:style-name="P1">The for loop is going to iterate once for every index in the array, although it doesn’t look like that index is ever used. So whatever happens in the loop is going to be multiplied by the size of the array, which is n for this algorithm.</text:p>
      <text:p text:style-name="P1">Variables left and right always get initialized and compared, so that’s 3 statements that always happen in the loop. The while loop condition and the left++ and right-- statements inside make it look like the <text:soft-page-break/>loop is always walking from the ends toward the middle of the array. I think that means the inner loop is going to <text:span text:style-name="T2">happen </text:span>n/<text:span text:style-name="T2">2 times, every time through the outer loop. Nothing about the array contents affects that number of loop iterations.</text:span></text:p>
      <text:p text:style-name="P5">Inside the while loop, there is a condition statement that will always get checked, left and right both get updated, and the while loop’s condition is going to get checked, so that’s 4 statements that happen for every while loop iteration. The part that changes is whether or not the value at array[left] and array[right] are out of order. If so, three statements get executed to swap those values. If everything in the array is already in order, those three statements would never get executed, so that seems like the best case scenario for this algorithm: everything is already in order.</text:p>
      <text:p text:style-name="P5"><text:span text:style-name="T47">S</text:span>o:</text:p>
      <text:p text:style-name="P5"><text:span text:style-name="T45">best case T(n) = 2 + n(5 + (n/2)4) = 2n^2 + 5n + 2</text:span></text:p>
      <text:p text:style-name="P26">Run <text:span text:style-name="T45">DoSomething</text:span><text:span text:style-name="T26">Tester 100 a, </text:span><text:span text:style-name="T45">DoSomething</text:span><text:span text:style-name="T26">Tester 100 d, and </text:span><text:span text:style-name="T45">DoSomething</text:span><text:span text:style-name="T26">Tester 100 </text:span><text:span text:style-name="T27">m 100</text:span><text:line-break/><text:span text:style-name="T42">(For the record, 100 is NOT a large array size, but it is adequate for this analysis.) </text:span>Which test run<text:span text:style-name="T41">s</text:span> represent <text:span text:style-name="T15">a</text:span> best case scenario with the minimum number of statements executed? How does the number of reported statements compare with your expectation? <text:span text:style-name="T42">What (if anything) do you need to modify about your analysis to better align with the empirical results?</text:span></text:p>
      <text:p text:style-name="P14">Predicted best case statements for 100 elements: 2(100^2) + 5(100) + 2 = 20502</text:p>
      <text:p text:style-name="P2">Statements for 100 a (ascending): 20502</text:p>
      <text:p text:style-name="P2">Statements for 100 d (descending): 20652</text:p>
      <text:p text:style-name="P2">Statements for 100 m 100 (100 duplicates): 20502</text:p>
      <text:p text:style-name="P2">So, first of all, I’m really thrilled that my predicted growth function exactly matched what the tester reported for the ascending array. I was surprised, though, to realize the array with all duplicate values has the same result. I didn’t think of that, but it makes sense now that I think about it. </text:p>
      <text:p text:style-name="P23"><text:span text:style-name="T11">Worst Case Scenario</text:span><text:span text:style-name="T5">. Assume a large array size n. The doSomething() outer loop clearly depends on n. What about the inner loop? How many inner loop iterations occur for every outer loop iteration? Does anything other than array size affect the number of inner loop iterations? What statements are executed in every iteration of the outer loop? What statements are executed in every iteration of the inner loop? Under what conditions would the condition statement inside the inner loop be true every time, such that the statements within the if block are always executed? What is the growth function under these conditions?</text:span></text:p>
      <text:p text:style-name="P6">If the best case scenario was everything already being in order so (array[left] &gt; array[right]) is always false, the worst case is going to make it always true. If the array is in reverse order, I expect that would be the case. <text:span text:style-name="T47">The same outer loop statements and inner loop statements get executed, but there are now the three additional statements (looks like a 3-step swap sequence) in every inner loop iteration.</text:span></text:p>
      <text:p text:style-name="P6">maximum T(n) = 2 + n(5 + (n/2)*(<text:span text:style-name="T3">4+3)) = (7/2)n^2 + 5n + 2</text:span></text:p>
      <text:p text:style-name="P23"><text:soft-page-break/><text:span text:style-name="T34">Run </text:span><text:span text:style-name="T37">DoSomething</text:span><text:span text:style-name="T26">Tester 100 a, </text:span><text:span text:style-name="T29">DoSomething</text:span><text:span text:style-name="T26">Tester 100 d, and </text:span><text:span text:style-name="T29">DoSomething</text:span><text:span text:style-name="T26">Tester 100 </text:span><text:span text:style-name="T27">m 100<text:line-break/></text:span><text:span text:style-name="T35">(For the record, 100 is NOT a large array size, but it is adequate for this analysis.) </text:span><text:span text:style-name="T34">Which test run represent</text:span><text:span text:style-name="T36">s</text:span><text:span text:style-name="T34"> </text:span><text:span text:style-name="T36">the</text:span><text:span text:style-name="T34"> </text:span><text:span text:style-name="T36">worst</text:span><text:span text:style-name="T34"> case scenario with the m</text:span><text:span text:style-name="T36">aximum</text:span><text:span text:style-name="T34"> number of statements executed? How does the number of reported statements compare with your expectation? </text:span><text:span text:style-name="T35">What (if anything) do you need to modify about your analysis to better align with the empirical results?</text:span></text:p>
      <text:p text:style-name="P12"><text:span text:style-name="T3">P</text:span>redicted worst case statements: (7/2)(100^2) + 5(100) + 2 = 35502</text:p>
      <text:p text:style-name="P3"><text:span text:style-name="T38">Statements for 100 d (descending): 20652</text:span></text:p>
      <text:p text:style-name="P15"><text:span text:style-name="T38">W</text:span><text:span text:style-name="T39">hoops</text:span><text:span text:style-name="T38">. </text:span><text:span text:style-name="T39">Okay, my prediction is way higher than what the tester reported. </text:span><text:span text:style-name="T38">In fact, the </text:span><text:span text:style-name="T39">reported statements </text:span><text:span text:style-name="T38">weren’t much worse than the best case numbers. It looks like the if (array[left] &gt; array[right]) condition for each right and left index can only ever be true once. So the first time through the for loop, the condition is true n/2 times, but then every subsequent time through the for loop is totally wasted effort! Nothing ever changes after the first time!</text:span></text:p>
      <text:p text:style-name="P7">So, reverse order is still the worst case, but the growth function <text:span text:style-name="T13">should really be</text:span>:</text:p>
      <text:p text:style-name="P7">maximum T(n) = 2 + n(5 + (n/2)4) + <text:span text:style-name="T9">(n/2)3</text:span> = 2n^2 + (13/2)n + 2</text:p>
      <text:p text:style-name="P9">This function matches <text:span text:style-name="T48">the</text:span> test<text:span text:style-name="T48">er</text:span> results.</text:p>
      <text:p text:style-name="P12">New predicted worst case statements: 20652</text:p>
      <text:p text:style-name="P24"><text:span text:style-name="T12">Expected </text:span><text:span text:style-name="T11">Average Case Scenario</text:span><text:span text:style-name="T5">. Assume a large array size n. </text:span>Assuming <text:span text:style-name="T7">a random array of unique elements</text:span>, what is the expected average <text:span text:style-name="T48">frequency of the innermost condition statement being true? Why? How does this compare to the worst case? What is the growth function under these conditions</text:span>?</text:p>
      <text:p text:style-name="P8">The only difference between the worst case scenario above is that the if condition would be true only about half <text:span text:style-name="T48">as often</text:span> on that first time through the outer loop. <text:span text:style-name="T48">After the first pass through the outer loop, it will never be true again, just like with the worst case.</text:span></text:p>
      <text:p text:style-name="P8">average T(n) = 2 + n(5 + (n/2)4) + <text:span text:style-name="T9">(n/2)*3/2</text:span> = <text:span text:style-name="T4">2n^2 + (23/4)n + 2</text:span></text:p>
      <text:p text:style-name="P24"><text:span text:style-name="T34">Run </text:span><text:span text:style-name="T40">DoSomething</text:span><text:span text:style-name="T26">Tester 100 </text:span><text:span text:style-name="T27">r<text:line-break/></text:span><text:span text:style-name="T35">(For the record, 100 is NOT a large array size, but it is adequate for this analysis.) </text:span><text:span text:style-name="T34">How does the number of reported statements compare with your expectation? </text:span><text:span text:style-name="T35">What (if anything) do you need to modify about your analysis to better align with the empirical results?</text:span></text:p>
      <text:p text:style-name="P13">Predicted average case scenario statements: 2(100^2) + (24/4)(100) + 2 = 20602</text:p>
      <text:p text:style-name="P13">Statements for 100 r (random): 20595</text:p>
      <text:p text:style-name="P10"><text:span text:style-name="T48">I actually ran the tester several times when it didn’t match the first time. I realized that t</text:span>esting with random arrays <text:span text:style-name="T48">is different every time </text:span>because of randomness, but <text:span text:style-name="T48">the results were consistently in between the best case and worst case counts and usually close to my prediction, so </text:span>I am confident in <text:span text:style-name="T48">my</text:span> analysis.</text:p>
      <text:p text:style-name="P25"><text:span text:style-name="T12">Order</text:span><text:span text:style-name="T49">. </text:span>What is the <text:span text:style-name="T8">runtime order (big-O)</text:span> of doSomething()?</text:p>
      <text:p text:style-name="P11">The largest factor in the growth function is 2n^2. The order, then, is O(n^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writing-mode="lr-tb"/>
      <style:text-properties style:font-name="Liberation Sans" fo:font-family="'Liberation Sans'" style:font-style-name="Regular" style:font-family-generic="swiss" style:font-pitch="variable" fo:font-size="12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writing-mode="lr-tb"/>
      <style:text-properties style:font-name="Liberation Sans" fo:font-family="'Liberation Sans'" style:font-style-name="Regular" style:font-family-generic="swiss" style:font-pitch="variable" fo:font-size="11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 LibreOffice_project/2b7f1e640c46ceb28adf43ee075a6e8b8439ed10</meta:generator>
    <meta:creation-date>2015-05-16T15:10:00Z</meta:creation-date>
    <dc:date>2021-03-18T17:38:30.307000000</dc:date>
    <meta:editing-cycles>20</meta:editing-cycles>
    <meta:editing-duration>PT18H12M2S</meta:editing-duration>
    <meta:document-statistic meta:table-count="0" meta:image-count="0" meta:object-count="0" meta:page-count="3" meta:paragraph-count="44" meta:word-count="1461" meta:character-count="8499" meta:non-whitespace-character-count="7081"/>
    <meta:template xlink:type="simple" xlink:actuate="onRequest" xlink:title="" xlink:href="../Analysis.odt/Normal.dotm"/>
  </office:meta>
</office:document-meta>
</file>